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/>
    </style:style>
    <style:style style:name="P1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1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29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3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4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4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5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P5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6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68" style:parent-style-name="Normal" style:family="paragraph">
      <style:paragraph-properties style:text-autospace="none" fo:margin-bottom="0in" fo:line-height="100%"/>
    </style:style>
    <style:style style:name="T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7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7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72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7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7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75" style:parent-style-name="Normal" style:family="paragraph">
      <style:paragraph-properties style:text-autospace="none" fo:margin-bottom="0in" fo:line-height="100%"/>
    </style:style>
    <style:style style:name="T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78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82" style:parent-style-name="Normal" style:family="paragraph">
      <style:paragraph-properties style:text-autospace="none" fo:margin-bottom="0in" fo:line-height="100%"/>
    </style:style>
    <style:style style:name="T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5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7" style:parent-style-name="DefaultParagraphFont" style:family="text">
      <style:text-properties style:font-name="Cascadia Mono" style:font-name-complex="Cascadia Mono" fo:color="#808080" style:letter-kerning="false" fo:font-size="9.5pt" style:font-size-asian="9.5pt" style:font-size-complex="9.5pt"/>
    </style:style>
    <style:style style:name="T8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89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4" style:parent-style-name="DefaultParagraphFont" style:family="text">
      <style:text-properties style:font-name="Cascadia Mono" style:font-name-complex="Cascadia Mono" fo:color="#008080" style:letter-kerning="false" fo:font-size="9.5pt" style:font-size-asian="9.5pt" style:font-size-complex="9.5pt"/>
    </style:style>
    <style:style style:name="T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0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01" style:parent-style-name="Normal" style:family="paragraph">
      <style:paragraph-properties style:text-autospace="none" fo:margin-bottom="0in" fo:line-height="100%"/>
    </style:style>
    <style:style style:name="T10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0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0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</office:automatic-styles>
  <office:body>
    <office:text text:use-soft-page-breaks="true">
      <text:p text:style-name="P1"><text:span text:style-name="T2">#include</text:span><text:span text:style-name="T3">"Polygon.h"</text:span></text:p>
      <text:p text:style-name="P4"><text:span text:style-name="T5">#include</text:span><text:span text:style-name="T6">"Matrix3x3.h"</text:span></text:p>
      <text:p text:style-name="P7"><text:span text:style-name="T8">#include</text:span><text:span text:style-name="T9">"Vector3D.h"</text:span></text:p>
      <text:p text:style-name="P10"/>
      <text:p text:style-name="P11"><text:span text:style-name="T12">float</text:span><text:span text:style-name="T13"><text:s/></text:span><text:span text:style-name="T14">Polygon</text:span><text:span text:style-name="T15">::getSignedArea()</text:span><text:span text:style-name="T16">const</text:span><text:span text:style-name="T17"><text:s/></text:span><text:span text:style-name="T18">noexcept</text:span></text:p>
      <text:p text:style-name="P19">{</text:p>
      <text:p text:style-name="P20"><text:span text:style-name="T21"><text:tab/></text:span><text:span text:style-name="T22">float</text:span><text:span text:style-name="T23"><text:s/>lSum = 0.0f;</text:span></text:p>
      <text:p text:style-name="P24"><text:tab/></text:p>
      <text:p text:style-name="P25"><text:span text:style-name="T26"><text:tab/></text:span><text:span text:style-name="T27">for</text:span><text:span text:style-name="T28"><text:s/>(</text:span><text:span text:style-name="T29">size_t</text:span><text:span text:style-name="T30"><text:s/>i = 0; i &lt; getNumberOfVertices()-1; i++)</text:span></text:p>
      <text:p text:style-name="P31"><text:tab/>{</text:p>
      <text:p text:style-name="P32"><text:tab/><text:tab/>lSum+= .5f*(getVertex(i).y()+getVertex(i+1).y()) * (getVertex(i).x()-getVertex(i+1).x());</text:p>
      <text:p text:style-name="P33"><text:tab/><text:tab/></text:p>
      <text:p text:style-name="P34"><text:tab/>}</text:p>
      <text:p text:style-name="P35"><text:tab/>lSum += .5f*(getVertex(getNumberOfVertices()-1).y() + getVertex(0).y()) * (getVertex(getNumberOfVertices()-1).x() - getVertex(0).x());</text:p>
      <text:p text:style-name="P36"><text:tab/></text:p>
      <text:p text:style-name="P37"><text:span text:style-name="T38"><text:tab/></text:span><text:span text:style-name="T39">return</text:span><text:span text:style-name="T40"><text:s/>lSum;</text:span></text:p>
      <text:p text:style-name="P41">}</text:p>
      <text:p text:style-name="P42"/>
      <text:p text:style-name="P43"><text:span text:style-name="T44">Polygon</text:span><text:span text:style-name="T45"><text:s/></text:span><text:span text:style-name="T46">Polygon</text:span><text:span text:style-name="T47">::transform(</text:span><text:span text:style-name="T48">const</text:span><text:span text:style-name="T49"><text:s/></text:span><text:span text:style-name="T50">Matrix3x3</text:span><text:span text:style-name="T51">&amp;<text:s/></text:span><text:span text:style-name="T52">aMatrix</text:span><text:span text:style-name="T53">)</text:span><text:span text:style-name="T54">const</text:span><text:span text:style-name="T55"><text:s/></text:span><text:span text:style-name="T56">noexcept</text:span></text:p>
      <text:p text:style-name="P57">{</text:p>
      <text:p text:style-name="P58"><text:span text:style-name="T59"><text:tab/></text:span><text:span text:style-name="T60">Polygon</text:span><text:span text:style-name="T61"><text:s/>Result = *</text:span><text:span text:style-name="T62">this</text:span><text:span text:style-name="T63">;</text:span></text:p>
      <text:p text:style-name="P64"><text:span text:style-name="T65"><text:tab/></text:span><text:span text:style-name="T66">Vector3D</text:span><text:span text:style-name="T67"><text:s/>lTrans;</text:span></text:p>
      <text:p text:style-name="P68"><text:span text:style-name="T69"><text:tab/></text:span><text:span text:style-name="T70">for</text:span><text:span text:style-name="T71"><text:s/>(</text:span><text:span text:style-name="T72">size_t</text:span><text:span text:style-name="T73"><text:s/>i = 0; i &lt; getNumberOfVertices(); i++)</text:span></text:p>
      <text:p text:style-name="P74"><text:tab/>{</text:p>
      <text:p text:style-name="P75"><text:span text:style-name="T76"><text:tab/></text:span><text:span text:style-name="T77"><text:tab/>lTrans<text:s/></text:span><text:span text:style-name="T78">=</text:span><text:span text:style-name="T79"><text:s/></text:span><text:span text:style-name="T80">Vector3D</text:span><text:span text:style-name="T81">(getVertex(i));</text:span></text:p>
      <text:p text:style-name="P82"><text:span text:style-name="T83"><text:tab/></text:span><text:span text:style-name="T84"><text:tab/>lTrans<text:s/></text:span><text:span text:style-name="T85">=</text:span><text:span text:style-name="T86"><text:s/></text:span><text:span text:style-name="T87">aMatrix</text:span><text:span text:style-name="T88"><text:s/></text:span><text:span text:style-name="T89">*</text:span><text:span text:style-name="T90"><text:s/>(lTrans);</text:span></text:p>
      <text:p text:style-name="P91"><text:span text:style-name="T92"><text:tab/></text:span><text:span text:style-name="T93"><text:tab/>Result.fVertices[i]<text:s/></text:span><text:span text:style-name="T94">=</text:span><text:span text:style-name="T95"><text:s/>lTrans.</text:span><text:span text:style-name="T96">operator</text:span><text:span text:style-name="T97"><text:s/></text:span><text:span text:style-name="T98">Vector2D</text:span><text:span text:style-name="T99">();</text:span></text:p>
      <text:p text:style-name="P100"><text:tab/>}</text:p>
      <text:p text:style-name="P101"><text:span text:style-name="T102"><text:tab/></text:span><text:span text:style-name="T103">return</text:span><text:span text:style-name="T104"><text:s/>Result;</text:span></text:p>
      <text:p text:style-name="Normal"><text:span text:style-name="T10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 good</meta:initial-creator>
    <dc:creator>so good</dc:creator>
    <meta:creation-date>2023-03-25T17:20:00Z</meta:creation-date>
    <dc:date>2023-03-25T17:20:00Z</dc:date>
    <meta:template xlink:href="Normal" xlink:type="simple"/>
    <meta:editing-cycles>1</meta:editing-cycles>
    <meta:editing-duration>PT0S</meta:editing-duration>
    <meta:document-statistic meta:page-count="1" meta:paragraph-count="44" meta:word-count="118" meta:character-count="705" meta:row-count="105" meta:non-whitespace-character-count="631"/>
  </office:meta>
</office:document-meta>
</file>